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ableColumn37" style:family="table-column">
      <style:table-column-properties style:column-width="5.1569in" style:use-optimal-column-width="false"/>
    </style:style>
    <style:style style:name="TableColumn38" style:family="table-column">
      <style:table-column-properties style:column-width="0.3104in" style:use-optimal-column-width="false"/>
    </style:style>
    <style:style style:name="TableColumn39" style:family="table-column">
      <style:table-column-properties style:column-width="4.8472in" style:use-optimal-column-width="false"/>
    </style:style>
    <style:style style:name="Table36" style:family="table">
      <style:table-properties style:width="10.3145in" fo:margin-left="0in" table:align="left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-asian="Arial Unicode MS" style:font-name-complex="Arial Unicode MS" fo:color="#FFFFFF"/>
    </style:style>
    <style:style style:name="TableCell43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-asian="Arial Unicode MS" style:font-name-complex="Arial Unicode MS" fo:color="#FFFFFF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-asian="Arial Unicode MS" style:font-name-complex="Arial Unicode M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asian="Arial Unicode MS" style:font-name-complex="Arial Unicode MS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-asian="Arial Unicode MS" style:font-name-complex="Arial Unicode MS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-asian="Arial Unicode MS" style:font-name-complex="Arial Unicode MS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-asian="Arial Unicode MS" style:font-name-complex="Arial Unicode MS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-asian="Arial Unicode MS" style:font-name-complex="Arial Unicode MS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-asian="Arial Unicode MS" style:font-name-complex="Arial Unicode MS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asian="Arial Unicode MS" style:font-name-complex="Arial Unicode MS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asian="Arial Unicode MS" style:font-name-complex="Arial Unicode MS"/>
    </style:style>
    <style:style style:name="TableColumn79" style:family="table-column">
      <style:table-column-properties style:column-width="0.275in" style:use-optimal-column-width="false"/>
    </style:style>
    <style:style style:name="TableColumn80" style:family="table-column">
      <style:table-column-properties style:column-width="0.2756in" style:use-optimal-column-width="false"/>
    </style:style>
    <style:style style:name="TableColumn81" style:family="table-column">
      <style:table-column-properties style:column-width="0.3256in" style:use-optimal-column-width="false"/>
    </style:style>
    <style:style style:name="TableColumn82" style:family="table-column">
      <style:table-column-properties style:column-width="0.3256in" style:use-optimal-column-width="false"/>
    </style:style>
    <style:style style:name="TableColumn83" style:family="table-column">
      <style:table-column-properties style:column-width="0.3256in" style:use-optimal-column-width="false"/>
    </style:style>
    <style:style style:name="TableColumn84" style:family="table-column">
      <style:table-column-properties style:column-width="0.3256in" style:use-optimal-column-width="false"/>
    </style:style>
    <style:style style:name="TableColumn85" style:family="table-column">
      <style:table-column-properties style:column-width="0.3256in" style:use-optimal-column-width="false"/>
    </style:style>
    <style:style style:name="TableColumn86" style:family="table-column">
      <style:table-column-properties style:column-width="0.3256in" style:use-optimal-column-width="false"/>
    </style:style>
    <style:style style:name="TableColumn87" style:family="table-column">
      <style:table-column-properties style:column-width="0.3256in" style:use-optimal-column-width="false"/>
    </style:style>
    <style:style style:name="TableColumn88" style:family="table-column">
      <style:table-column-properties style:column-width="0.3256in" style:use-optimal-column-width="false"/>
    </style:style>
    <style:style style:name="TableColumn89" style:family="table-column">
      <style:table-column-properties style:column-width="0.3256in" style:use-optimal-column-width="false"/>
    </style:style>
    <style:style style:name="TableColumn90" style:family="table-column">
      <style:table-column-properties style:column-width="0.3256in" style:use-optimal-column-width="false"/>
    </style:style>
    <style:style style:name="TableColumn91" style:family="table-column">
      <style:table-column-properties style:column-width="0.3256in" style:use-optimal-column-width="false"/>
    </style:style>
    <style:style style:name="TableColumn92" style:family="table-column">
      <style:table-column-properties style:column-width="0.3256in" style:use-optimal-column-width="false"/>
    </style:style>
    <style:style style:name="TableColumn93" style:family="table-column">
      <style:table-column-properties style:column-width="0.3256in" style:use-optimal-column-width="false"/>
    </style:style>
    <style:style style:name="TableColumn94" style:family="table-column">
      <style:table-column-properties style:column-width="0.325in" style:use-optimal-column-width="false"/>
    </style:style>
    <style:style style:name="TableColumn95" style:family="table-column">
      <style:table-column-properties style:column-width="0.325in" style:use-optimal-column-width="false"/>
    </style:style>
    <style:style style:name="TableColumn96" style:family="table-column">
      <style:table-column-properties style:column-width="0.325in" style:use-optimal-column-width="false"/>
    </style:style>
    <style:style style:name="TableColumn97" style:family="table-column">
      <style:table-column-properties style:column-width="0.325in" style:use-optimal-column-width="false"/>
    </style:style>
    <style:style style:name="TableColumn98" style:family="table-column">
      <style:table-column-properties style:column-width="0.325in" style:use-optimal-column-width="false"/>
    </style:style>
    <style:style style:name="TableColumn99" style:family="table-column">
      <style:table-column-properties style:column-width="0.325in" style:use-optimal-column-width="false"/>
    </style:style>
    <style:style style:name="TableColumn100" style:family="table-column">
      <style:table-column-properties style:column-width="0.325in" style:use-optimal-column-width="false"/>
    </style:style>
    <style:style style:name="TableColumn101" style:family="table-column">
      <style:table-column-properties style:column-width="0.325in" style:use-optimal-column-width="false"/>
    </style:style>
    <style:style style:name="TableColumn102" style:family="table-column">
      <style:table-column-properties style:column-width="0.325in" style:use-optimal-column-width="false"/>
    </style:style>
    <style:style style:name="TableColumn103" style:family="table-column">
      <style:table-column-properties style:column-width="0.325in" style:use-optimal-column-width="false"/>
    </style:style>
    <style:style style:name="TableColumn104" style:family="table-column">
      <style:table-column-properties style:column-width="0.325in" style:use-optimal-column-width="false"/>
    </style:style>
    <style:style style:name="TableColumn105" style:family="table-column">
      <style:table-column-properties style:column-width="0.325in" style:use-optimal-column-width="false"/>
    </style:style>
    <style:style style:name="TableColumn106" style:family="table-column">
      <style:table-column-properties style:column-width="0.325in" style:use-optimal-column-width="false"/>
    </style:style>
    <style:style style:name="TableColumn107" style:family="table-column">
      <style:table-column-properties style:column-width="0.325in" style:use-optimal-column-width="false"/>
    </style:style>
    <style:style style:name="TableColumn108" style:family="table-column">
      <style:table-column-properties style:column-width="0.325in" style:use-optimal-column-width="false"/>
    </style:style>
    <style:style style:name="TableColumn109" style:family="table-column">
      <style:table-column-properties style:column-width="0.325in" style:use-optimal-column-width="false"/>
    </style:style>
    <style:style style:name="TableColumn110" style:family="table-column">
      <style:table-column-properties style:column-width="0.3298in" style:use-optimal-column-width="false"/>
    </style:style>
    <style:style style:name="Table78" style:family="table">
      <style:table-properties style:width="10.3145in" fo:margin-left="0in" table:align="lef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-asian="Arial Unicode MS" style:font-name-complex="Arial Unicode MS" fo:color="#FFFFFF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text-properties style:font-name-asian="Arial Unicode MS" style:font-name-complex="Arial Unicode MS" fo:color="#FFFFFF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-asian="Arial Unicode MS" style:font-name-complex="Arial Unicode MS" fo:color="#FFFFFF"/>
    </style:style>
    <style:style style:name="TableCell118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asian="Arial Unicode MS" style:font-name-complex="Arial Unicode MS" fo:color="#FFFFFF"/>
    </style:style>
    <style:style style:name="TableCell120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-asian="Arial Unicode MS" style:font-name-complex="Arial Unicode MS" fo:color="#FFFFFF"/>
    </style:style>
    <style:style style:name="TableCell122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asian="Arial Unicode MS" style:font-name-complex="Arial Unicode MS" fo:color="#FFFFFF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Row185" style:family="table-row">
      <style:table-row-properties style:row-height="0.2951in" style:use-optimal-row-height="false" fo:keep-together="always"/>
    </style:style>
    <style:style style:name="TableCell186" style:family="table-cell">
      <style:table-cell-properties fo:border-top="none" fo:border-left="0.0034in solid #000000" fo:border-bottom="none" fo:border-right="none" fo:background-color="#3D4D59" style:writing-mode="lr-tb" style:vertical-align="middle" fo:padding-top="0.0381in" fo:padding-left="0.0381in" fo:padding-bottom="0.0381in" fo:padding-right="0.0381in"/>
    </style:style>
    <style:style style:name="T187" style:parent-style-name="Fuentedepárrafopredeter." style:family="text">
      <style:text-properties style:font-name-asian="Arial Unicode MS" style:font-name-complex="Arial Unicode MS" fo:color="#FFFFFF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asian="Arial Unicode MS" style:font-name-complex="Arial Unicode M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-asian="Arial Unicode MS" style:font-name-complex="Arial Unicode M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-asian="Arial Unicode MS" style:font-name-complex="Arial Unicode MS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asian="Arial Unicode MS" style:font-name-complex="Arial Unicode M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-asian="Arial Unicode MS" style:font-name-complex="Arial Unicode MS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-asian="Arial Unicode MS" style:font-name-complex="Arial Unicode M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asian="Arial Unicode MS" style:font-name-complex="Arial Unicode MS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-asian="Arial Unicode MS" style:font-name-complex="Arial Unicode MS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asian="Arial Unicode MS" style:font-name-complex="Arial Unicode MS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asian="Arial Unicode MS" style:font-name-complex="Arial Unicode M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-asian="Arial Unicode MS" style:font-name-complex="Arial Unicode MS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asian="Arial Unicode MS" style:font-name-complex="Arial Unicode M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asian="Arial Unicode MS" style:font-name-complex="Arial Unicode M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asian="Arial Unicode MS" style:font-name-complex="Arial Unicode M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asian="Arial Unicode MS" style:font-name-complex="Arial Unicode M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asian="Arial Unicode MS" style:font-name-complex="Arial Unicode M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-asian="Arial Unicode MS" style:font-name-complex="Arial Unicode M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-asian="Arial Unicode MS" style:font-name-complex="Arial Unicode M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asian="Arial Unicode MS" style:font-name-complex="Arial Unicode MS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asian="Arial Unicode MS" style:font-name-complex="Arial Unicode MS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asian="Arial Unicode MS" style:font-name-complex="Arial Unicode MS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asian="Arial Unicode MS" style:font-name-complex="Arial Unicode MS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asian="Arial Unicode MS" style:font-name-complex="Arial Unicode MS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asian="Arial Unicode MS" style:font-name-complex="Arial Unicode MS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-asian="Arial Unicode MS" style:font-name-complex="Arial Unicode M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-asian="Arial Unicode MS" style:font-name-complex="Arial Unicode M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-asian="Arial Unicode MS" style:font-name-complex="Arial Unicode MS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asian="Arial Unicode MS" style:font-name-complex="Arial Unicode M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asian="Arial Unicode MS" style:font-name-complex="Arial Unicode MS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asian="Arial Unicode MS" style:font-name-complex="Arial Unicode MS"/>
    </style:style>
    <style:style style:name="TableRow250" style:family="table-row">
      <style:table-row-properties style:row-height="0.2951in" style:use-optimal-row-height="false" fo:keep-together="alway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asian="Arial Unicode MS" style:font-name-complex="Arial Unicode M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asian="Arial Unicode MS" style:font-name-complex="Arial Unicode M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asian="Arial Unicode MS" style:font-name-complex="Arial Unicode M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asian="Arial Unicode MS" style:font-name-complex="Arial Unicode M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asian="Arial Unicode MS" style:font-name-complex="Arial Unicode M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asian="Arial Unicode MS" style:font-name-complex="Arial Unicode M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asian="Arial Unicode MS" style:font-name-complex="Arial Unicode MS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asian="Arial Unicode MS" style:font-name-complex="Arial Unicode MS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-asian="Arial Unicode MS" style:font-name-complex="Arial Unicode MS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-asian="Arial Unicode MS" style:font-name-complex="Arial Unicode M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asian="Arial Unicode MS" style:font-name-complex="Arial Unicode M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asian="Arial Unicode MS" style:font-name-complex="Arial Unicode M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asian="Arial Unicode MS" style:font-name-complex="Arial Unicode M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asian="Arial Unicode MS" style:font-name-complex="Arial Unicode MS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asian="Arial Unicode MS" style:font-name-complex="Arial Unicode M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asian="Arial Unicode MS" style:font-name-complex="Arial Unicode M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-asian="Arial Unicode MS" style:font-name-complex="Arial Unicode M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-asian="Arial Unicode MS" style:font-name-complex="Arial Unicode M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-asian="Arial Unicode MS" style:font-name-complex="Arial Unicode M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asian="Arial Unicode MS" style:font-name-complex="Arial Unicode MS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asian="Arial Unicode MS" style:font-name-complex="Arial Unicode MS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-asian="Arial Unicode MS" style:font-name-complex="Arial Unicode MS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asian="Arial Unicode MS" style:font-name-complex="Arial Unicode MS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-asian="Arial Unicode MS" style:font-name-complex="Arial Unicode MS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-asian="Arial Unicode MS" style:font-name-complex="Arial Unicode MS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-asian="Arial Unicode MS" style:font-name-complex="Arial Unicode MS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asian="Arial Unicode MS" style:font-name-complex="Arial Unicode M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asian="Arial Unicode MS" style:font-name-complex="Arial Unicode M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asian="Arial Unicode MS" style:font-name-complex="Arial Unicode MS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asian="Arial Unicode MS" style:font-name-complex="Arial Unicode MS"/>
    </style:style>
    <style:style style:name="TableRow313" style:family="table-row">
      <style:table-row-properties style:row-height="0.2951in" style:use-optimal-row-height="false" fo:keep-together="alway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asian="Arial Unicode MS" style:font-name-complex="Arial Unicode M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asian="Arial Unicode MS" style:font-name-complex="Arial Unicode M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asian="Arial Unicode MS" style:font-name-complex="Arial Unicode MS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asian="Arial Unicode MS" style:font-name-complex="Arial Unicode MS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asian="Arial Unicode MS" style:font-name-complex="Arial Unicode M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-asian="Arial Unicode MS" style:font-name-complex="Arial Unicode M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-asian="Arial Unicode MS" style:font-name-complex="Arial Unicode M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asian="Arial Unicode MS" style:font-name-complex="Arial Unicode M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asian="Arial Unicode MS" style:font-name-complex="Arial Unicode MS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asian="Arial Unicode MS" style:font-name-complex="Arial Unicode MS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-asian="Arial Unicode MS" style:font-name-complex="Arial Unicode MS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-asian="Arial Unicode MS" style:font-name-complex="Arial Unicode M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-asian="Arial Unicode MS" style:font-name-complex="Arial Unicode MS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asian="Arial Unicode MS" style:font-name-complex="Arial Unicode M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asian="Arial Unicode MS" style:font-name-complex="Arial Unicode MS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asian="Arial Unicode MS" style:font-name-complex="Arial Unicode MS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asian="Arial Unicode MS" style:font-name-complex="Arial Unicode M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-asian="Arial Unicode MS" style:font-name-complex="Arial Unicode MS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-asian="Arial Unicode MS" style:font-name-complex="Arial Unicode M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-asian="Arial Unicode MS" style:font-name-complex="Arial Unicode MS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-asian="Arial Unicode MS" style:font-name-complex="Arial Unicode MS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-asian="Arial Unicode MS" style:font-name-complex="Arial Unicode MS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asian="Arial Unicode MS" style:font-name-complex="Arial Unicode M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asian="Arial Unicode MS" style:font-name-complex="Arial Unicode MS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-asian="Arial Unicode MS" style:font-name-complex="Arial Unicode MS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-asian="Arial Unicode MS" style:font-name-complex="Arial Unicode M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-asian="Arial Unicode MS" style:font-name-complex="Arial Unicode MS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-asian="Arial Unicode MS" style:font-name-complex="Arial Unicode M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-asian="Arial Unicode MS" style:font-name-complex="Arial Unicode MS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-asian="Arial Unicode MS" style:font-name-complex="Arial Unicode MS"/>
    </style:style>
    <style:style style:name="TableRow376" style:family="table-row">
      <style:table-row-properties style:row-height="0.2951in" style:use-optimal-row-height="false" fo:keep-together="alway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-asian="Arial Unicode MS" style:font-name-complex="Arial Unicode MS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-asian="Arial Unicode MS" style:font-name-complex="Arial Unicode MS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asian="Arial Unicode MS" style:font-name-complex="Arial Unicode MS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asian="Arial Unicode MS" style:font-name-complex="Arial Unicode MS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-asian="Arial Unicode MS" style:font-name-complex="Arial Unicode MS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-asian="Arial Unicode MS" style:font-name-complex="Arial Unicode MS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-asian="Arial Unicode MS" style:font-name-complex="Arial Unicode MS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-asian="Arial Unicode MS" style:font-name-complex="Arial Unicode MS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-asian="Arial Unicode MS" style:font-name-complex="Arial Unicode M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-asian="Arial Unicode MS" style:font-name-complex="Arial Unicode M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asian="Arial Unicode MS" style:font-name-complex="Arial Unicode MS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asian="Arial Unicode MS" style:font-name-complex="Arial Unicode MS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-asian="Arial Unicode MS" style:font-name-complex="Arial Unicode MS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-asian="Arial Unicode MS" style:font-name-complex="Arial Unicode MS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-asian="Arial Unicode MS" style:font-name-complex="Arial Unicode MS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asian="Arial Unicode MS" style:font-name-complex="Arial Unicode M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asian="Arial Unicode MS" style:font-name-complex="Arial Unicode MS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asian="Arial Unicode MS" style:font-name-complex="Arial Unicode MS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-asian="Arial Unicode MS" style:font-name-complex="Arial Unicode M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asian="Arial Unicode MS" style:font-name-complex="Arial Unicode M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asian="Arial Unicode MS" style:font-name-complex="Arial Unicode MS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asian="Arial Unicode MS" style:font-name-complex="Arial Unicode M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asian="Arial Unicode MS" style:font-name-complex="Arial Unicode MS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asian="Arial Unicode MS" style:font-name-complex="Arial Unicode MS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-asian="Arial Unicode MS" style:font-name-complex="Arial Unicode MS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asian="Arial Unicode MS" style:font-name-complex="Arial Unicode MS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asian="Arial Unicode MS" style:font-name-complex="Arial Unicode MS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-asian="Arial Unicode MS" style:font-name-complex="Arial Unicode MS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-asian="Arial Unicode MS" style:font-name-complex="Arial Unicode MS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-asian="Arial Unicode MS" style:font-name-complex="Arial Unicode MS"/>
    </style:style>
    <style:style style:name="TableRow439" style:family="table-row">
      <style:table-row-properties style:row-height="0.2951in" style:use-optimal-row-height="false" fo:keep-together="always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asian="Arial Unicode MS" style:font-name-complex="Arial Unicode MS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asian="Arial Unicode MS" style:font-name-complex="Arial Unicode MS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-asian="Arial Unicode MS" style:font-name-complex="Arial Unicode MS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-asian="Arial Unicode MS" style:font-name-complex="Arial Unicode MS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-asian="Arial Unicode MS" style:font-name-complex="Arial Unicode MS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-asian="Arial Unicode MS" style:font-name-complex="Arial Unicode MS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-asian="Arial Unicode MS" style:font-name-complex="Arial Unicode MS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-asian="Arial Unicode MS" style:font-name-complex="Arial Unicode MS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-asian="Arial Unicode MS" style:font-name-complex="Arial Unicode M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-asian="Arial Unicode MS" style:font-name-complex="Arial Unicode MS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asian="Arial Unicode MS" style:font-name-complex="Arial Unicode MS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-asian="Arial Unicode MS" style:font-name-complex="Arial Unicode MS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-asian="Arial Unicode MS" style:font-name-complex="Arial Unicode MS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-asian="Arial Unicode MS" style:font-name-complex="Arial Unicode MS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-asian="Arial Unicode MS" style:font-name-complex="Arial Unicode MS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-asian="Arial Unicode MS" style:font-name-complex="Arial Unicode MS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-asian="Arial Unicode MS" style:font-name-complex="Arial Unicode MS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-asian="Arial Unicode MS" style:font-name-complex="Arial Unicode MS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-asian="Arial Unicode MS" style:font-name-complex="Arial Unicode MS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-asian="Arial Unicode MS" style:font-name-complex="Arial Unicode M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-asian="Arial Unicode MS" style:font-name-complex="Arial Unicode MS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-asian="Arial Unicode MS" style:font-name-complex="Arial Unicode M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-asian="Arial Unicode MS" style:font-name-complex="Arial Unicode M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-asian="Arial Unicode MS" style:font-name-complex="Arial Unicode MS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-asian="Arial Unicode MS" style:font-name-complex="Arial Unicode MS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-asian="Arial Unicode MS" style:font-name-complex="Arial Unicode MS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asian="Arial Unicode MS" style:font-name-complex="Arial Unicode MS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asian="Arial Unicode MS" style:font-name-complex="Arial Unicode MS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asian="Arial Unicode MS" style:font-name-complex="Arial Unicode MS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asian="Arial Unicode MS" style:font-name-complex="Arial Unicode MS"/>
    </style:style>
    <style:style style:name="TableRow502" style:family="table-row">
      <style:table-row-properties style:use-optimal-row-height="false" fo:keep-together="always"/>
    </style:style>
    <style:style style:name="TableCell50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P505" style:parent-style-name="Título2" style:family="paragraph">
      <style:paragraph-properties fo:break-before="page"/>
    </style:style>
    <style:style style:name="TableColumn507" style:family="table-column">
      <style:table-column-properties style:column-width="5.1569in" style:use-optimal-column-width="false"/>
    </style:style>
    <style:style style:name="TableColumn508" style:family="table-column">
      <style:table-column-properties style:column-width="0.3104in" style:use-optimal-column-width="false"/>
    </style:style>
    <style:style style:name="TableColumn509" style:family="table-column">
      <style:table-column-properties style:column-width="0.3534in" style:use-optimal-column-width="false"/>
    </style:style>
    <style:style style:name="TableColumn510" style:family="table-column">
      <style:table-column-properties style:column-width="4.4937in" style:use-optimal-column-width="false"/>
    </style:style>
    <style:style style:name="Table506" style:family="table">
      <style:table-properties style:width="10.3145in" fo:margin-left="0in" table:align="left"/>
    </style:style>
    <style:style style:name="TableRow511" style:family="table-row">
      <style:table-row-properties style:use-optimal-row-height="false" fo:keep-together="always"/>
    </style:style>
    <style:style style:name="TableCell5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-asian="Arial Unicode MS" style:font-name-complex="Arial Unicode MS" fo:color="#FFFFFF"/>
    </style:style>
    <style:style style:name="TableCell5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-asian="Arial Unicode MS" style:font-name-complex="Arial Unicode MS" fo:color="#FFFFFF"/>
    </style:style>
    <style:style style:name="TableRow516" style:family="table-row">
      <style:table-row-properties style:use-optimal-row-height="false" fo:keep-together="always"/>
    </style:style>
    <style:style style:name="TableCell517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19" style:family="table-cell">
      <style:table-cell-properties fo:border-top="0.0034in solid #000000" fo:border-left="none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21" style:family="table-cell">
      <style:table-cell-properties fo:border-top="0.0034in solid #000000" fo:border-left="none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-asian="Arial Unicode MS" style:font-name-complex="Arial Unicode MS" fo:color="#FFFFFF"/>
    </style:style>
    <style:style style:name="TableRow523" style:family="table-row">
      <style:table-row-properties style:use-optimal-row-height="false" fo:keep-together="always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-asian="Arial Unicode MS" style:font-name-complex="Arial Unicode MS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-asian="Arial Unicode MS" style:font-name-complex="Arial Unicode MS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-asian="Arial Unicode MS" style:font-name-complex="Arial Unicode MS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-asian="Arial Unicode MS" style:font-name-complex="Arial Unicode MS"/>
    </style:style>
    <style:style style:name="TableRow532" style:family="table-row">
      <style:table-row-properties style:use-optimal-row-height="false" fo:keep-together="always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-asian="Arial Unicode MS" style:font-name-complex="Arial Unicode MS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-asian="Arial Unicode MS" style:font-name-complex="Arial Unicode MS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-asian="Arial Unicode MS" style:font-name-complex="Arial Unicode MS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-asian="Arial Unicode MS" style:font-name-complex="Arial Unicode MS"/>
    </style:style>
    <style:style style:name="TableRow541" style:family="table-row">
      <style:table-row-properties style:use-optimal-row-height="false" fo:keep-together="always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-asian="Arial Unicode MS" style:font-name-complex="Arial Unicode MS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-asian="Arial Unicode MS" style:font-name-complex="Arial Unicode MS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-asian="Arial Unicode MS" style:font-name-complex="Arial Unicode MS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-asian="Arial Unicode MS" style:font-name-complex="Arial Unicode MS"/>
    </style:style>
    <style:style style:name="TableRow550" style:family="table-row">
      <style:table-row-properties style:use-optimal-row-height="false" fo:keep-together="alway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-asian="Arial Unicode MS" style:font-name-complex="Arial Unicode M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-asian="Arial Unicode MS" style:font-name-complex="Arial Unicode M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-asian="Arial Unicode MS" style:font-name-complex="Arial Unicode MS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-asian="Arial Unicode MS" style:font-name-complex="Arial Unicode MS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-asian="Arial Unicode MS" style:font-name-complex="Arial Unicode MS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-asian="Arial Unicode MS" style:font-name-complex="Arial Unicode MS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-asian="Arial Unicode MS" style:font-name-complex="Arial Unicode MS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-asian="Arial Unicode MS" style:font-name-complex="Arial Unicode MS"/>
    </style:style>
    <style:style style:name="TableRow568" style:family="table-row">
      <style:table-row-properties style:use-optimal-row-height="false" fo:keep-together="always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-asian="Arial Unicode MS" style:font-name-complex="Arial Unicode MS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-asian="Arial Unicode MS" style:font-name-complex="Arial Unicode MS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-asian="Arial Unicode MS" style:font-name-complex="Arial Unicode MS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-asian="Arial Unicode MS" style:font-name-complex="Arial Unicode MS"/>
    </style:style>
    <style:style style:name="TableRow577" style:family="table-row">
      <style:table-row-properties style:use-optimal-row-height="false" fo:keep-together="always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-asian="Arial Unicode MS" style:font-name-complex="Arial Unicode MS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-asian="Arial Unicode MS" style:font-name-complex="Arial Unicode MS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-asian="Arial Unicode MS" style:font-name-complex="Arial Unicode MS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-asian="Arial Unicode MS" style:font-name-complex="Arial Unicode MS"/>
    </style:style>
    <style:style style:name="TableColumn587" style:family="table-column">
      <style:table-column-properties style:column-width="3.4381in" style:use-optimal-column-width="false"/>
    </style:style>
    <style:style style:name="TableColumn588" style:family="table-column">
      <style:table-column-properties style:column-width="3.4381in" style:use-optimal-column-width="false"/>
    </style:style>
    <style:style style:name="TableColumn589" style:family="table-column">
      <style:table-column-properties style:column-width="3.4381in" style:use-optimal-column-width="false"/>
    </style:style>
    <style:style style:name="Table586" style:family="table">
      <style:table-properties style:width="10.3145in" fo:margin-left="0in" table:align="left"/>
    </style:style>
    <style:style style:name="TableRow590" style:family="table-row">
      <style:table-row-properties style:use-optimal-row-height="false" fo:keep-together="always"/>
    </style:style>
    <style:style style:name="TableCell59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-asian="Arial Unicode MS" style:font-name-complex="Arial Unicode MS" fo:color="#FFFFFF"/>
    </style:style>
    <style:style style:name="TableCell59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-asian="Arial Unicode MS" style:font-name-complex="Arial Unicode MS" fo:color="#FFFFFF"/>
    </style:style>
    <style:style style:name="TableCell595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-asian="Arial Unicode MS" style:font-name-complex="Arial Unicode MS" fo:color="#FFFFFF"/>
    </style:style>
    <style:style style:name="TableRow597" style:family="table-row">
      <style:table-row-properties style:min-row-height="1.575in"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-asian="Arial Unicode MS" style:font-name-complex="Arial Unicode MS"/>
    </style:style>
    <style:style style:name="P600" style:parent-style-name="TableContents" style:family="paragraph">
      <style:text-properties style:font-name-asian="Arial Unicode MS" style:font-name-complex="Arial Unicode MS"/>
    </style:style>
    <style:style style:name="P601" style:parent-style-name="TableContents" style:family="paragraph">
      <style:text-properties style:font-name-asian="Arial Unicode MS" style:font-name-complex="Arial Unicode MS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-asian="Arial Unicode MS" style:font-name-complex="Arial Unicode MS"/>
    </style:style>
    <style:style style:name="P604" style:parent-style-name="TableContents" style:family="paragraph">
      <style:text-properties style:font-name-asian="Arial Unicode MS" style:font-name-complex="Arial Unicode MS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-asian="Arial Unicode MS" style:font-name-complex="Arial Unicode MS"/>
    </style:style>
    <style:style style:name="TableColumn608" style:family="table-column">
      <style:table-column-properties style:column-width="2.0631in" style:use-optimal-column-width="false"/>
    </style:style>
    <style:style style:name="TableColumn609" style:family="table-column">
      <style:table-column-properties style:column-width="2.0625in" style:use-optimal-column-width="false"/>
    </style:style>
    <style:style style:name="TableColumn610" style:family="table-column">
      <style:table-column-properties style:column-width="2.0625in" style:use-optimal-column-width="false"/>
    </style:style>
    <style:style style:name="TableColumn611" style:family="table-column">
      <style:table-column-properties style:column-width="2.0625in" style:use-optimal-column-width="false"/>
    </style:style>
    <style:style style:name="TableColumn612" style:family="table-column">
      <style:table-column-properties style:column-width="2.0638in" style:use-optimal-column-width="false"/>
    </style:style>
    <style:style style:name="Table607" style:family="table">
      <style:table-properties style:width="10.3145in" fo:margin-left="0in" table:align="left"/>
    </style:style>
    <style:style style:name="TableRow613" style:family="table-row">
      <style:table-row-properties style:use-optimal-row-height="false" fo:keep-together="always"/>
    </style:style>
    <style:style style:name="TableCell6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-asian="Arial Unicode MS" style:font-name-complex="Arial Unicode MS" fo:color="#FFFFFF"/>
    </style:style>
    <style:style style:name="TableRow616" style:family="table-row">
      <style:table-row-properties style:row-height="0.7875in" style:use-optimal-row-height="false" fo:keep-together="always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8" style:parent-style-name="TableContents" style:family="paragraph">
      <style:text-properties style:font-name-asian="Arial Unicode MS" style:font-name-complex="Arial Unicode MS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0" style:parent-style-name="TableContents" style:family="paragraph">
      <style:text-properties style:font-name-asian="Arial Unicode MS" style:font-name-complex="Arial Unicode MS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2" style:parent-style-name="TableContents" style:family="paragraph">
      <style:text-properties style:font-name-asian="Arial Unicode MS" style:font-name-complex="Arial Unicode MS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4" style:parent-style-name="TableContents" style:family="paragraph">
      <style:text-properties style:font-name-asian="Arial Unicode MS" style:font-name-complex="Arial Unicode MS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26" style:parent-style-name="TableContents" style:family="paragraph">
      <style:text-properties style:font-name-asian="Arial Unicode MS" style:font-name-complex="Arial Unicode MS"/>
    </style:style>
  </office:automatic-styles>
  <office:body>
    <office:text text:use-soft-page-breaks="true">
      <text:h text:style-name="P1" text:outline-level="1">Ficha de seguimiento semanal</text:h>
      <text:h text:style-name="Título2" text:outline-level="2">Datos del equipo</text:h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header-rows>
          <table:table-row table:style-name="TableRow40">
            <table:table-cell table:style-name="TableCell41">
              <text:p text:style-name="P42">Información general</text:p>
            </table:table-cell>
            <table:table-cell table:style-name="TableCell43" table:number-columns-spanned="2">
              <text:p text:style-name="P44">Componentes del equipo</text:p>
            </table:table-cell>
            <table:covered-table-cell/>
          </table:table-row>
        </table:table-header-rows>
        <table:table-row table:style-name="TableRow45">
          <table:table-cell table:style-name="TableCell46">
            <text:p text:style-name="P47">Nombre del equipo: Tripod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Bringas Martínez, Aitor</text:p>
          </table:table-cell>
        </table:table-row>
        <table:table-row table:style-name="TableRow52">
          <table:table-cell table:style-name="TableCell53">
            <text:p text:style-name="P54">Reto: Reto 2</text:p>
          </table:table-cell>
          <table:table-cell table:style-name="TableCell55">
            <text:p text:style-name="P56">2</text:p>
          </table:table-cell>
          <table:table-cell table:style-name="TableCell57">
            <text:p text:style-name="P58">Xu Jin, Jon</text:p>
          </table:table-cell>
        </table:table-row>
        <table:table-row table:style-name="TableRow59">
          <table:table-cell table:style-name="TableCell60">
            <text:p text:style-name="P61">Coordinador: Bringas Martínez, Aitor<text:s/></text:p>
          </table:table-cell>
          <table:table-cell table:style-name="TableCell62">
            <text:p text:style-name="P63">3</text:p>
          </table:table-cell>
          <table:table-cell table:style-name="TableCell64">
            <text:p text:style-name="P65">Zawisza Abreu,<text:s/>Sebastián</text:p>
          </table:table-cell>
        </table:table-row>
        <table:table-row table:style-name="TableRow66">
          <table:table-cell table:style-name="TableCell67" table:number-rows-spanned="2">
            <text:p text:style-name="P68">Semana: 1 (6 – 9 de Noviembre)</text:p>
          </table:table-cell>
          <table:table-cell table:style-name="TableCell69">
            <text:p text:style-name="P70">4</text:p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Normal"/>
          </table:covered-table-cell>
          <table:table-cell table:style-name="TableCell74">
            <text:p text:style-name="P75">5</text:p>
          </table:table-cell>
          <table:table-cell table:style-name="TableCell76">
            <text:p text:style-name="P77"/>
          </table:table-cell>
        </table:table-row>
      </table:table>
      <text:h text:style-name="Título2" text:outline-level="2">Control de asistencia</text:h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 table:number-columns-spanned="2" table:number-rows-spanned="2">
              <text:p text:style-name="P113"/>
            </table:table-cell>
            <table:covered-table-cell/>
            <table:table-cell table:style-name="TableCell114" table:number-columns-spanned="6">
              <text:p text:style-name="P115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6" table:number-columns-spanned="6">
              <text:p text:style-name="P117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8" table:number-columns-spanned="6">
              <text:p text:style-name="P119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0" table:number-columns-spanned="6">
              <text:p text:style-name="P121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2" table:number-columns-spanned="6">
              <text:p text:style-name="P123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124">
          <table:covered-table-cell>
            <text:p text:style-name="Normal"/>
          </table:covered-table-cell>
          <table:covered-table-cell/>
          <table:table-cell table:style-name="TableCell125">
            <text:p text:style-name="P126">1</text:p>
          </table:table-cell>
          <table:table-cell table:style-name="TableCell127">
            <text:p text:style-name="P128">2</text:p>
          </table:table-cell>
          <table:table-cell table:style-name="TableCell129">
            <text:p text:style-name="P130">3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5</text:p>
          </table:table-cell>
          <table:table-cell table:style-name="TableCell135">
            <text:p text:style-name="P136">6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3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5</text:p>
          </table:table-cell>
          <table:table-cell table:style-name="TableCell147">
            <text:p text:style-name="P148">6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2</text:p>
          </table:table-cell>
          <table:table-cell table:style-name="TableCell153">
            <text:p text:style-name="P154">3</text:p>
          </table:table-cell>
          <table:table-cell table:style-name="TableCell155">
            <text:p text:style-name="P156">4</text:p>
          </table:table-cell>
          <table:table-cell table:style-name="TableCell157">
            <text:p text:style-name="P158">5</text:p>
          </table:table-cell>
          <table:table-cell table:style-name="TableCell159">
            <text:p text:style-name="P160">6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5</text:p>
          </table:table-cell>
          <table:table-cell table:style-name="TableCell171">
            <text:p text:style-name="P172">6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>6</text:p>
          </table:table-cell>
        </table:table-row>
        <table:table-row table:style-name="TableRow185">
          <table:table-cell table:style-name="TableCell186" table:number-rows-spanned="5">
            <text:p text:style-name="TableContents"><text:span text:style-name="T187">P</text:span>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>P</text:p>
          </table:table-cell>
          <table:table-cell table:style-name="TableCell204">
            <text:p text:style-name="P205">P</text:p>
          </table:table-cell>
          <table:table-cell table:style-name="TableCell206">
            <text:p text:style-name="P207">P</text:p>
          </table:table-cell>
          <table:table-cell table:style-name="TableCell208">
            <text:p text:style-name="P209">P</text:p>
          </table:table-cell>
          <table:table-cell table:style-name="TableCell210">
            <text:p text:style-name="P211">P</text:p>
          </table:table-cell>
          <table:table-cell table:style-name="TableCell212">
            <text:p text:style-name="P213">P</text:p>
          </table:table-cell>
          <table:table-cell table:style-name="TableCell214">
            <text:p text:style-name="P215">P</text:p>
          </table:table-cell>
          <table:table-cell table:style-name="TableCell216">
            <text:p text:style-name="P217">P</text:p>
          </table:table-cell>
          <table:table-cell table:style-name="TableCell218">
            <text:p text:style-name="P219">P</text:p>
          </table:table-cell>
          <table:table-cell table:style-name="TableCell220">
            <text:p text:style-name="P221">P</text:p>
          </table:table-cell>
          <table:table-cell table:style-name="TableCell222">
            <text:p text:style-name="P223">P</text:p>
          </table:table-cell>
          <table:table-cell table:style-name="TableCell224">
            <text:p text:style-name="P225">P</text:p>
          </table:table-cell>
          <table:table-cell table:style-name="TableCell226">
            <text:p text:style-name="P227">P</text:p>
          </table:table-cell>
          <table:table-cell table:style-name="TableCell228">
            <text:p text:style-name="P229">P</text:p>
          </table:table-cell>
          <table:table-cell table:style-name="TableCell230">
            <text:p text:style-name="P231">P</text:p>
          </table:table-cell>
          <table:table-cell table:style-name="TableCell232">
            <text:p text:style-name="P233">P</text:p>
          </table:table-cell>
          <table:table-cell table:style-name="TableCell234">
            <text:p text:style-name="P235">P</text:p>
          </table:table-cell>
          <table:table-cell table:style-name="TableCell236">
            <text:p text:style-name="P237">P</text:p>
          </table:table-cell>
          <table:table-cell table:style-name="TableCell238">
            <text:p text:style-name="P239">P</text:p>
          </table:table-cell>
          <table:table-cell table:style-name="TableCell240">
            <text:p text:style-name="P241">P</text:p>
          </table:table-cell>
          <table:table-cell table:style-name="TableCell242">
            <text:p text:style-name="P243">P</text:p>
          </table:table-cell>
          <table:table-cell table:style-name="TableCell244">
            <text:p text:style-name="P245">P</text:p>
          </table:table-cell>
          <table:table-cell table:style-name="TableCell246">
            <text:p text:style-name="P247">P</text:p>
          </table:table-cell>
          <table:table-cell table:style-name="TableCell248">
            <text:p text:style-name="P249">F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2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P</text:p>
          </table:table-cell>
          <table:table-cell table:style-name="TableCell267">
            <text:p text:style-name="P268">P</text:p>
          </table:table-cell>
          <table:table-cell table:style-name="TableCell269">
            <text:p text:style-name="P270">P</text:p>
          </table:table-cell>
          <table:table-cell table:style-name="TableCell271">
            <text:p text:style-name="P272">P</text:p>
          </table:table-cell>
          <table:table-cell table:style-name="TableCell273">
            <text:p text:style-name="P274">P</text:p>
          </table:table-cell>
          <table:table-cell table:style-name="TableCell275">
            <text:p text:style-name="P276">P</text:p>
          </table:table-cell>
          <table:table-cell table:style-name="TableCell277">
            <text:p text:style-name="P278">P</text:p>
          </table:table-cell>
          <table:table-cell table:style-name="TableCell279">
            <text:p text:style-name="P280">P</text:p>
          </table:table-cell>
          <table:table-cell table:style-name="TableCell281">
            <text:p text:style-name="P282">P</text:p>
          </table:table-cell>
          <table:table-cell table:style-name="TableCell283">
            <text:p text:style-name="P284">P</text:p>
          </table:table-cell>
          <table:table-cell table:style-name="TableCell285">
            <text:p text:style-name="P286">P</text:p>
          </table:table-cell>
          <table:table-cell table:style-name="TableCell287">
            <text:p text:style-name="P288">P</text:p>
          </table:table-cell>
          <table:table-cell table:style-name="TableCell289">
            <text:p text:style-name="P290">P</text:p>
          </table:table-cell>
          <table:table-cell table:style-name="TableCell291">
            <text:p text:style-name="P292">P</text:p>
          </table:table-cell>
          <table:table-cell table:style-name="TableCell293">
            <text:p text:style-name="P294">P</text:p>
          </table:table-cell>
          <table:table-cell table:style-name="TableCell295">
            <text:p text:style-name="P296">P</text:p>
          </table:table-cell>
          <table:table-cell table:style-name="TableCell297">
            <text:p text:style-name="P298">P</text:p>
          </table:table-cell>
          <table:table-cell table:style-name="TableCell299">
            <text:p text:style-name="P300">P</text:p>
          </table:table-cell>
          <table:table-cell table:style-name="TableCell301">
            <text:p text:style-name="P302">P</text:p>
          </table:table-cell>
          <table:table-cell table:style-name="TableCell303">
            <text:p text:style-name="P304">P</text:p>
          </table:table-cell>
          <table:table-cell table:style-name="TableCell305">
            <text:p text:style-name="P306">P</text:p>
          </table:table-cell>
          <table:table-cell table:style-name="TableCell307">
            <text:p text:style-name="P308">P</text:p>
          </table:table-cell>
          <table:table-cell table:style-name="TableCell309">
            <text:p text:style-name="P310">P</text:p>
          </table:table-cell>
          <table:table-cell table:style-name="TableCell311">
            <text:p text:style-name="P312">P</text:p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3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P</text:p>
          </table:table-cell>
          <table:table-cell table:style-name="TableCell330">
            <text:p text:style-name="P331">P</text:p>
          </table:table-cell>
          <table:table-cell table:style-name="TableCell332">
            <text:p text:style-name="P333">P</text:p>
          </table:table-cell>
          <table:table-cell table:style-name="TableCell334">
            <text:p text:style-name="P335">P</text:p>
          </table:table-cell>
          <table:table-cell table:style-name="TableCell336">
            <text:p text:style-name="P337">P</text:p>
          </table:table-cell>
          <table:table-cell table:style-name="TableCell338">
            <text:p text:style-name="P339">P</text:p>
          </table:table-cell>
          <table:table-cell table:style-name="TableCell340">
            <text:p text:style-name="P341">F</text:p>
          </table:table-cell>
          <table:table-cell table:style-name="TableCell342">
            <text:p text:style-name="P343">F</text:p>
          </table:table-cell>
          <table:table-cell table:style-name="TableCell344">
            <text:p text:style-name="P345">F</text:p>
          </table:table-cell>
          <table:table-cell table:style-name="TableCell346">
            <text:p text:style-name="P347">F</text:p>
          </table:table-cell>
          <table:table-cell table:style-name="TableCell348">
            <text:p text:style-name="P349">F</text:p>
          </table:table-cell>
          <table:table-cell table:style-name="TableCell350">
            <text:p text:style-name="P351">F</text:p>
          </table:table-cell>
          <table:table-cell table:style-name="TableCell352">
            <text:p text:style-name="P353">P</text:p>
          </table:table-cell>
          <table:table-cell table:style-name="TableCell354">
            <text:p text:style-name="P355">P</text:p>
          </table:table-cell>
          <table:table-cell table:style-name="TableCell356">
            <text:p text:style-name="P357">P</text:p>
          </table:table-cell>
          <table:table-cell table:style-name="TableCell358">
            <text:p text:style-name="P359">P</text:p>
          </table:table-cell>
          <table:table-cell table:style-name="TableCell360">
            <text:p text:style-name="P361">P</text:p>
          </table:table-cell>
          <table:table-cell table:style-name="TableCell362">
            <text:p text:style-name="P363">P</text:p>
          </table:table-cell>
          <table:table-cell table:style-name="TableCell364">
            <text:p text:style-name="P365">P</text:p>
          </table:table-cell>
          <table:table-cell table:style-name="TableCell366">
            <text:p text:style-name="P367">P</text:p>
          </table:table-cell>
          <table:table-cell table:style-name="TableCell368">
            <text:p text:style-name="P369">P</text:p>
          </table:table-cell>
          <table:table-cell table:style-name="TableCell370">
            <text:p text:style-name="P371">P</text:p>
          </table:table-cell>
          <table:table-cell table:style-name="TableCell372">
            <text:p text:style-name="P373">P</text:p>
          </table:table-cell>
          <table:table-cell table:style-name="TableCell374">
            <text:p text:style-name="P375">P</text:p>
          </table:table-cell>
        </table:table-row>
        <table:table-row table:style-name="TableRow376">
          <table:covered-table-cell>
            <text:p text:style-name="Normal"/>
          </table:covered-table-cell>
          <table:table-cell table:style-name="TableCell377">
            <text:p text:style-name="P378">4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covered-table-cell>
            <text:p text:style-name="Normal"/>
          </table:covered-table-cell>
          <table:table-cell table:style-name="TableCell440">
            <text:p text:style-name="P441">5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 table:number-columns-spanned="32">
            <text:p text:style-name="P504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soft-page-break/>
      <text:h text:style-name="P505" text:outline-level="2">Seguimiento</text:h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header-rows>
          <table:table-row table:style-name="TableRow511">
            <table:table-cell table:style-name="TableCell512" table:number-rows-spanned="2">
              <text:p text:style-name="P513">Realizado</text:p>
            </table:table-cell>
            <table:table-cell table:style-name="TableCell514" table:number-columns-spanned="3">
              <text:p text:style-name="P515">¿Estaba planificado?</text:p>
            </table:table-cell>
            <table:covered-table-cell/>
            <table:covered-table-cell/>
          </table:table-row>
        </table:table-header-rows>
        <table:table-row table:style-name="TableRow516">
          <table:covered-table-cell>
            <text:p text:style-name="Normal"/>
          </table:covered-table-cell>
          <table:table-cell table:style-name="TableCell517">
            <text:p text:style-name="P518">S</text:p>
          </table:table-cell>
          <table:table-cell table:style-name="TableCell519">
            <text:p text:style-name="P520">N</text:p>
          </table:table-cell>
          <table:table-cell table:style-name="TableCell521">
            <text:p text:style-name="P522">¿Por qué se ha hecho sin estar planificado?</text:p>
          </table:table-cell>
        </table:table-row>
        <table:table-row table:style-name="TableRow523">
          <table:table-cell table:style-name="TableCell524">
            <text:p text:style-name="P525">Diseño de Sketch</text:p>
          </table:table-cell>
          <table:table-cell table:style-name="TableCell526">
            <text:p text:style-name="P527">X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Diseño HTML</text:p>
          </table:table-cell>
          <table:table-cell table:style-name="TableCell535">
            <text:p text:style-name="P536">X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Diseño CSS</text:p>
          </table:table-cell>
          <table:table-cell table:style-name="TableCell544">
            <text:p text:style-name="P545">X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Traspaso de datos de ARI a VirtualBox</text:p>
          </table:table-cell>
          <table:table-cell table:style-name="TableCell553">
            <text:p text:style-name="P554">X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Programación en JavaScript parte envío de comandos/funciones</text:p>
          </table:table-cell>
          <table:table-cell table:style-name="TableCell562">
            <text:p text:style-name="P563">X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Reuniones con ARI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X</text:p>
          </table:table-cell>
          <table:table-cell table:style-name="TableCell575">
            <text:p text:style-name="P576">Hubo problemas por parte de ARI con las variables.</text:p>
          </table:table-cell>
        </table:table-row>
        <table:table-row table:style-name="TableRow577">
          <table:table-cell table:style-name="TableCell578">
            <text:p text:style-name="P579">Investigaciones portal TIA</text:p>
          </table:table-cell>
          <table:table-cell table:style-name="TableCell580">
            <text:p text:style-name="P581">X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</table:table>
      <text:p text:style-name="Standard"/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header-rows>
          <table:table-row table:style-name="TableRow590">
            <table:table-cell table:style-name="TableCell591">
              <text:p text:style-name="P592">Dificultades encontradas</text:p>
            </table:table-cell>
            <table:table-cell table:style-name="TableCell593">
              <text:p text:style-name="P594">Soluciones</text:p>
            </table:table-cell>
            <table:table-cell table:style-name="TableCell595">
              <text:p text:style-name="P596">Tareas bien realizadas</text:p>
            </table:table-cell>
          </table:table-row>
        </table:table-header-rows>
        <table:table-row table:style-name="TableRow597">
          <table:table-cell table:style-name="TableCell598">
            <text:list text:style-name="LFO6" text:continue-numbering="true">
              <text:list-item>
                <text:p text:style-name="P599">Básicamente con el<text:s/>emulador y el aplicativo Portal TIA.</text:p>
              </text:list-item>
            </text:list>
            <text:p text:style-name="P600"/>
            <text:list text:style-name="LFO6" text:continue-numbering="true">
              <text:list-item>
                <text:p text:style-name="P601">Comunicaciones entre web(con JQuery) y servidor(emulador).</text:p>
              </text:list-item>
            </text:list>
          </table:table-cell>
          <table:table-cell table:style-name="TableCell602">
            <text:list text:style-name="LFO7" text:continue-numbering="true">
              <text:list-item>
                <text:p text:style-name="P603">Seguir investigando por nuestra parte, ya que no había mucha información por internet que resuelva, en concreto, nuestros problemas.</text:p>
              </text:list-item>
              <text:list-item>
                <text:p text:style-name="P604">Solventado con investigaciones y pruebas.</text:p>
              </text:list-item>
            </text:list>
          </table:table-cell>
          <table:table-cell table:style-name="TableCell605">
            <text:p text:style-name="P606"/>
          </table:table-cell>
        </table:table-row>
      </table:table>
      <text:p text:style-name="Standard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</table:table-columns>
        <table:table-header-rows>
          <table:table-row table:style-name="TableRow613">
            <table:table-cell table:style-name="TableCell614" table:number-columns-spanned="5">
              <text:p text:style-name="P615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616">
          <table:table-cell table:style-name="TableCell617">
            <text:p text:style-name="P618">Nombre: Aitor</text:p>
          </table:table-cell>
          <table:table-cell table:style-name="TableCell619">
            <text:p text:style-name="P620">Nombre: Sebastián</text:p>
          </table:table-cell>
          <table:table-cell table:style-name="TableCell621">
            <text:p text:style-name="P622">Nombre: Jon</text:p>
          </table:table-cell>
          <table:table-cell table:style-name="TableCell623">
            <text:p text:style-name="P624">Nombre:</text:p>
          </table:table-cell>
          <table:table-cell table:style-name="TableCell625">
            <text:p text:style-name="P626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paragraph-properties fo:border="0.0034in solid #000000" fo:padding="0.0833in" style:shadow="none" fo:margin-top="0.2361in" fo:margin-bottom="0.1576in" fo:background-color="#82005E"/>
      <style:text-properties style:font-name="Arial" style:font-name-asian="Arial" style:font-name-complex="Arial" fo:font-weight="bold" style:font-weight-asian="bold" fo:text-transform="uppercase" fo:color="#FFFFFF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color="#82005E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List2" style:display-name="List 2">
      <text:list-level-style-bullet text:level="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bullet>
      <text:list-level-style-bullet text:level="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</text:list-level-style-bullet>
      <text:list-level-style-bullet text:level="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</text:list-level-style-bullet>
      <text:list-level-style-bullet text:level="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</text:list-level-style-bullet>
      <text:list-level-style-bullet text:level="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</text:list-level-style-bullet>
      <text:list-level-style-bullet text:level="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</text:list-level-style-bullet>
      <text:list-level-style-bullet text:level="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</text:list-level-style-bullet>
      <text:list-level-style-bullet text:level="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</text:list-level-style-bullet>
      <text:list-level-style-bullet text:level="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2" style:display-name="WW8Num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2958in" fo:margin-left="0.7875in" fo:margin-bottom="0.12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4659in"/>
      </style:footer-style>
    </style:page-layout>
    <style:style style:name="TableColumn3" style:family="table-column">
      <style:table-column-properties style:column-width="1.6493in" style:use-optimal-column-width="false"/>
    </style:style>
    <style:style style:name="TableColumn4" style:family="table-column">
      <style:table-column-properties style:column-width="8.7048in" style:use-optimal-column-width="false"/>
    </style:style>
    <style:style style:name="Table2" style:family="table">
      <style:table-properties style:width="10.3541in" fo:margin-left="0in" table:align="center"/>
    </style:style>
    <style:style style:name="TableRow5" style:family="table-row">
      <style:table-row-properties style:min-row-height="0.3743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paragraph-properties fo:text-align="center"/>
    </style:style>
    <style:style style:name="TableCell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text-align="center"/>
      <style:text-properties style:font-name="Arial Narrow" fo:font-weight="bold" style:font-weight-asian="bold" style:font-weight-complex="bold" fo:color="#82005E"/>
    </style:style>
    <style:style style:name="P10" style:parent-style-name="Standard" style:family="paragraph">
      <style:paragraph-properties fo:text-align="center"/>
      <style:text-properties style:font-name="Arial Narrow" fo:font-weight="bold" style:font-weight-asian="bold" style:font-weight-complex="bold" fo:color="#3D4D59"/>
    </style:style>
    <style:style style:name="P11" style:parent-style-name="Encabezado" style:family="paragraph">
      <style:text-properties fo:font-size="3pt" style:font-size-asian="3pt" style:font-size-complex="3pt"/>
    </style:style>
    <style:style style:name="TableColumn13" style:family="table-column">
      <style:table-column-properties style:column-width="1.4881in" style:use-optimal-column-width="false"/>
    </style:style>
    <style:style style:name="TableColumn14" style:family="table-column">
      <style:table-column-properties style:column-width="7.5756in" style:use-optimal-column-width="false"/>
    </style:style>
    <style:style style:name="TableColumn15" style:family="table-column">
      <style:table-column-properties style:column-width="1.2895in" style:use-optimal-column-width="false"/>
    </style:style>
    <style:style style:name="Table12" style:family="table">
      <style:table-properties style:width="10.3534in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ableCell18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19" style:parent-style-name="Fuentedepárrafopredeter." style:family="text">
      <style:text-properties fo:font-size="8pt" style:font-size-asian="8pt" style:font-size-complex="8pt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T24" style:parent-style-name="Fuentedepárrafopredeter." style:family="text">
      <style:text-properties fo:font-size="8pt" style:font-size-asian="8pt" style:font-size-complex="8pt"/>
    </style:style>
    <style:style style:name="T25" style:parent-style-name="Fuentedepárrafopredeter." style:family="text">
      <style:text-properties fo:font-size="8pt" style:font-size-asian="8pt" style:font-size-complex="8pt"/>
    </style:style>
    <style:style style:name="T26" style:parent-style-name="Fuentedepárrafopredeter." style:family="text">
      <style:text-properties fo:font-size="8pt" style:font-size-asian="8pt" style:font-size-complex="8pt"/>
    </style:style>
    <style:style style:name="T27" style:parent-style-name="Fuentedepárrafopredeter." style:family="text">
      <style:text-properties fo:font-size="8pt" style:font-size-asian="8pt" style:font-size-complex="8pt"/>
    </style:style>
    <number:date-style style:name="N28" number:language="es" number:country="ES">
      <number:year number:style="long" number:calendar="gregorian"/>
    </number:date-style>
    <style:style style:name="T29" style:parent-style-name="Fuentedepárrafopredeter." style:family="text">
      <style:text-properties fo:font-size="8pt" style:font-size-asian="8pt" style:font-size-complex="8pt"/>
    </style:style>
    <style:style style:name="T30" style:parent-style-name="Fuentedepárrafopredeter." style:family="text">
      <style:text-properties fo:font-size="8pt" style:font-size-asian="8pt" style:font-size-complex="8pt"/>
    </style:style>
    <style:style style:name="T31" style:parent-style-name="Fuentedepárrafopredeter." style:family="text">
      <style:text-properties fo:font-size="8pt" style:font-size-asian="8pt" style:font-size-complex="8pt"/>
    </style:style>
    <style:style style:name="TableCell32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P33" style:parent-style-name="Piedepágina" style:family="paragraph">
      <style:paragraph-properties fo:text-align="end">
        <style:tab-stops>
          <style:tab-stop style:type="right" style:position="5.9055in"/>
        </style:tab-stops>
      </style:paragraph-properties>
    </style:style>
    <style:style style:name="T34" style:parent-style-name="Fuentedepárrafopredeter." style:family="text">
      <style:text-properties style:font-name-complex="Calibri" fo:font-size="8pt" style:font-size-asian="8pt" style:font-size-complex="8pt"/>
    </style:style>
    <style:style style:name="T35" style:parent-style-name="Fuentedepárrafopredeter." style:family="text">
      <style:text-properties style:font-name-complex="Calibri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Imagen1" text:anchor-type="as-char" svg:x="0in" svg:y="0in" svg:width="1.55472in" svg:height="0.59016in" style:rel-width="scale" style:rel-height="scale"><draw:image xlink:href="media/image1.svg" xlink:type="simple" xlink:show="embed" xlink:actuate="onLoad"/><svg:title/><svg:desc/></draw:frame></text:p>
            </table:table-cell>
            <table:table-cell table:style-name="TableCell8">
              <text:p text:style-name="P9">CFGS - ADMINISTRACIÓN DE SISTEMAS INFORMÁTICOS EN RED</text:p>
              <text:p text:style-name="P10">APRENDIZAJE COLABORATIVO BASADO EN RETOS 2018/2019</text:p>
            </table:table-cell>
          </table:table-row>
        </table:table>
        <text:p text:style-name="P11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iedepágina"><draw:frame draw:style-name="a1" draw:name="Imagen3" text:anchor-type="as-char" svg:x="0in" svg:y="0in" svg:width="1.25in" svg:height="0.4374in" style:rel-width="scale" style:rel-height="scale"><draw:image xlink:href="media/image2.svg" xlink:type="simple" xlink:show="embed" xlink:actuate="onLoad"/><svg:title/><svg:desc/></draw:frame></text:p>
            </table:table-cell>
            <table:table-cell table:style-name="TableCell18">
              <text:p text:style-name="Piedepágina"><text:span text:style-name="T19">Basado en el original de<text:s/></text:span><text:a xlink:href="http://www.meka-elgoibar.hezkuntza.net/" office:target-frame-name="_top" xlink:show="replace"><text:span text:style-name="T20">Meka Lanbide Eskola</text:span></text:a><text:span text:style-name="T21">.</text:span></text:p>
              <text:p text:style-name="Piedepágina"><text:span text:style-name="T22">Excepto si se especifica lo<text:s/></text:span><text:span text:style-name="T23">contrario, esta obra está bajo licencia<text:s/></text:span><text:a xlink:href="https://creativecommons.org/licenses/by/4.0/deed.es_ES" office:target-frame-name="_top" xlink:show="replace"><text:span text:style-name="T24">CC BY 4.0</text:span></text:a><text:span text:style-name="T25">.</text:span></text:p>
              <text:p text:style-name="Piedepágina"><text:span text:style-name="T26">©<text:s/></text:span><text:span text:style-name="T27"><text:date style:data-style-name="N28">2018</text:date></text:span><text:span text:style-name="T29"><text:s/>Departamento de Informática,<text:s/></text:span><text:a xlink:href="http://www.egibide.org/" office:target-frame-name="_top" xlink:show="replace"><text:span text:style-name="T30">Egibide</text:span></text:a><text:span text:style-name="T31">. Algunos derechos reservados.</text:span></text:p>
            </table:table-cell>
            <table:table-cell table:style-name="TableCell32">
              <text:p text:style-name="P33"><text:span text:style-name="T34">Página<text:s/></text:span><text:span text:style-name="T35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l reto</dc:title>
    <meta:initial-creator>Jon Xu Jin</meta:initial-creator>
    <dc:creator>Jon Xu Jin</dc:creator>
    <meta:creation-date>2018-09-10T07:33:00Z</meta:creation-date>
    <dc:date>2018-11-07T07:44:00Z</dc:date>
    <meta:template xlink:href="Normal" xlink:type="simple"/>
    <meta:editing-cycles>15</meta:editing-cycles>
    <meta:editing-duration>PT1800S</meta:editing-duration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6" meta:character-count="1468" meta:row-count="10" meta:non-whitespace-character-count="1244"/>
  </office:meta>
</office:document-meta>
</file>